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Akapitzlistą" style:master-page-name="MP0" style:list-style-name="LFO1" style:family="paragraph">
      <style:paragraph-properties fo:break-before="page"/>
    </style:style>
    <style:style style:name="P2" style:parent-style-name="Akapitzlistą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family="paragraph">
      <style:paragraph-properties fo:text-align="end"/>
    </style:style>
  </office:automatic-styles>
  <office:body>
    <office:text text:use-soft-page-breaks="true">
      <text:list text:style-name="LFO1" text:continue-numbering="true">
        <text:list-item>
          <text:p text:style-name="P1">Wprowadzenie</text:p>
          <text:list text:continue-numbering="true">
            <text:list-item>
              <text:p text:style-name="P2">Cel pracy</text:p>
            </text:list-item>
          </text:list>
        </text:list-item>
        <text:list-item>
          <text:p text:style-name="P3">Założenia gry</text:p>
        </text:list-item>
        <text:list-item>
          <text:p text:style-name="P4">Ogólny opis gatunku (gatunek, format, przeznaczenie)</text:p>
          <text:list text:continue-numbering="true">
            <text:list-item>
              <text:p text:style-name="P5">RTS jako gatunek gier</text:p>
            </text:list-item>
            <text:list-item>
              <text:p text:style-name="P6">Przeznaczenie(czytaj, jakie osoby będą zainteresowane gatunkiem)</text:p>
            </text:list-item>
            <text:list-item>
              <text:p text:style-name="P7">Przykładowe tytuły</text:p>
            </text:list-item>
          </text:list>
        </text:list-item>
        <text:list-item>
          <text:p text:style-name="P8">Założenia techniczne</text:p>
          <text:list text:continue-numbering="true">
            <text:list-item>
              <text:p text:style-name="P9">Platforma (Aplikacja w aktualnej wersji<text:s/>przeznaczona na komputery z systemem Windows)</text:p>
            </text:list-item>
            <text:list-item>
              <text:p text:style-name="P10">Unity</text:p>
            </text:list-item>
            <text:list-item>
              <text:p text:style-name="P11">C# (działający razem z Unity)</text:p>
            </text:list-item>
            <text:list-item>
              <text:p text:style-name="P12">Gimp (aplikacja do obróbki oraz tworzenia grafik)</text:p>
            </text:list-item>
            <text:list-item>
              <text:p text:style-name="P13">Git – system kontroli wersji</text:p>
              <text:list text:continue-numbering="true">
                <text:list-item>
                  <text:p text:style-name="P14">Github (serwis internetowy przeznaczony do projektów programistycznych)</text:p>
                </text:list-item>
                <text:list-item>
                  <text:p text:style-name="P15">Github Desktop (aplikacja serwisu GitHub)</text:p>
                </text:list-item>
              </text:list>
            </text:list-item>
          </text:list>
        </text:list-item>
        <text:list-item>
          <text:p text:style-name="P16">Rozgrywka (ogólny opis gry)</text:p>
          <text:list text:continue-numbering="true">
            <text:list-item>
              <text:p text:style-name="P17">Interakcja z otoczeniem(jednostki i budynki)</text:p>
            </text:list-item>
            <text:list-item>
              <text:p text:style-name="P18">Przebieg rozgrywki(zarabianie, rekrutacja, walka)</text:p>
            </text:list-item>
            <text:list-item>
              <text:p text:style-name="P19">Cel rozgrywki(wyeliminować przeciwnika poprzez niszczenie budynków przeciwnika)</text:p>
            </text:list-item>
            <text:list-item>
              <text:p text:style-name="P20">Sterowanie</text:p>
              <text:list text:continue-numbering="true">
                <text:list-item>
                  <text:p text:style-name="P21">Wydawanie<text:s/>poleceń jednostkom</text:p>
                  <text:list text:continue-numbering="true">
                    <text:list-item>
                      <text:p text:style-name="P22">Robotnik(posiadający dodatkowe istotne funkcje związane z sterowaniem)</text:p>
                    </text:list-item>
                  </text:list>
                </text:list-item>
                <text:list-item>
                  <text:p text:style-name="P23">Zarządzanie budynkami</text:p>
                  <text:list text:continue-numbering="true">
                    <text:list-item>
                      <text:p text:style-name="P24">Produkcyjne</text:p>
                    </text:list-item>
                    <text:list-item>
                      <text:p text:style-name="P25">Rekrutacyjne</text:p>
                    </text:list-item>
                  </text:list>
                </text:list-item>
              </text:list>
            </text:list-item>
            <text:list-item>
              <text:p text:style-name="P26">Mechanika</text:p>
              <text:list text:continue-numbering="true">
                <text:list-item>
                  <text:p text:style-name="P27">Jednostka(Pojedyncza jednostka posiada swoje statystyki i funkcje)</text:p>
                  <text:list text:continue-numbering="true">
                    <text:list-item>
                      <text:p text:style-name="P28">Pracownicy</text:p>
                    </text:list-item>
                    <text:list-item>
                      <text:p text:style-name="P29">Wojownicy</text:p>
                    </text:list-item>
                    <text:list-item>
                      <text:p text:style-name="P30">Łucznicy</text:p>
                    </text:list-item>
                  </text:list>
                </text:list-item>
                <text:list-item>
                  <text:p text:style-name="P31">Walka (polega na wejściu przeciwnika w zasięg jednostki i następuje atak co X sekund wyliczany na podstawie wzoru Y)</text:p>
                </text:list-item>
                <text:list-item>
                  <text:p text:style-name="P32">Mechanika gonienia (Goń i atakuj, po ucieczce równej 2 razy zasieg agresji, traci „agresje”)</text:p>
                </text:list-item>
                <text:list-item>
                  <text:p text:style-name="P33">Ekonomia (pasywnie otrzymywane jest Z pieniędzy + budynki)</text:p>
                </text:list-item>
              </text:list>
            </text:list-item>
          </text:list>
        </text:list-item>
        <text:list-item>
          <text:p text:style-name="P34">Świat gry</text:p>
          <text:list text:continue-numbering="true">
            <text:list-item>
              <text:p text:style-name="P35">Obiekty statyczne (kamienie, stanowiace granice mapy, budynki, gracza/przeciwnika)</text:p>
            </text:list-item>
            <text:list-item>
              <text:p text:style-name="P36">Obiekty dynamiczne (jednostki)</text:p>
            </text:list-item>
            <text:list-item>
              <text:p text:style-name="P37">Mapa (efekt na razie tylko wizualny)</text:p>
            </text:list-item>
            <text:list-item>
              <text:p text:style-name="P38">Przeciwnik</text:p>
              <text:list text:continue-numbering="true">
                <text:list-item>
                  <text:p text:style-name="P39">Jednostki</text:p>
                </text:list-item>
                <text:list-item>
                  <text:p text:style-name="P40">Budynki</text:p>
                </text:list-item>
              </text:list>
            </text:list-item>
          </text:list>
        </text:list-item>
        <text:list-item>
          <text:p text:style-name="P41">Grafika (informacje o użytych grafikach, jak zostały stworzone, obrobione itp. Oraz jak powstały animacje w unity)</text:p>
        </text:list-item>
        <text:list-item>
          <text:p text:style-name="P42">Assety</text:p>
          <text:list text:continue-numbering="true">
            <text:list-item>
              <text:p text:style-name="P43">Czcionka „nazwa” (czcionka z assetu)</text:p>
            </text:list-item>
            <text:list-item>
              <text:p text:style-name="P44">Muzyka (muzyka z assetu)</text:p>
            </text:list-item>
          </text:list>
        </text:list-item>
        <text:list-item>
          <text:p text:style-name="P45">Ramy czasowe projektu(kiedy były prace nad czym, git zapisuje historie pracy na której będzie można się wzorować)</text:p>
        </text:list-item>
        <text:list-item>
          <text:p text:style-name="P46">Dodatkowe<text:s/>pomysły, zapasowe(do czasu obrony będą tu się pojawiały nowe pomysły oraz usuwane wprowadzone zmiany)</text:p>
          <text:soft-page-break/>
          <text:list text:continue-numbering="true">
            <text:list-item>
              <text:p text:style-name="P47">Leaderboard - tablica statystyk</text:p>
            </text:list-item>
            <text:list-item>
              <text:p text:style-name="P48">Regeneracja zdrowia po czasie</text:p>
            </text:list-item>
            <text:list-item>
              <text:p text:style-name="P49">Rozdzielczosci ekranu</text:p>
            </text:list-item>
            <text:list-item>
              <text:p text:style-name="P50">Ulepszenia budyków</text:p>
            </text:list-item>
            <text:list-item>
              <text:p text:style-name="P51">Grafiki/animacje</text:p>
            </text:list-item>
          </text:list>
        </text:list-item>
        <text:list-item>
          <text:p text:style-name="P52">Notatki/lista zmian (to jest z<text:s/>szablonu, nie wiem właściwie co tutaj umieścić)</text:p>
        </text:list-item>
      </text:list>
      <text:p text:style-name="Standard"/>
      <text:p text:style-name="Standard"/>
      <text:p text:style-name="Standard"/>
      <text:p text:style-name="P53">Kamil Zielińsk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NagłówekZnak" style:display-name="Nagłówek Znak" style:family="text" style:parent-style-name="Domyślnaczcionkaakapitu">
      <style:text-properties style:font-name-complex="Mangal" style:font-size-complex="10.5pt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topkaZnak" style:display-name="Stopka Znak" style:family="text" style:parent-style-name="Domyślnaczcionkaakapitu">
      <style:text-properties style:font-name-complex="Mangal" style:font-size-complex="10.5pt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mil</meta:initial-creator>
    <dc:creator>Kamil Zieliński</dc:creator>
    <meta:creation-date>2021-12-06T15:55:00Z</meta:creation-date>
    <dc:date>2021-12-13T17:59:00Z</dc:date>
    <meta:template xlink:href="Normal.dotm" xlink:type="simple"/>
    <meta:editing-cycles>5</meta:editing-cycles>
    <meta:editing-duration>PT540S</meta:editing-duration>
    <meta:document-statistic meta:page-count="2" meta:paragraph-count="4" meta:word-count="298" meta:character-count="2083" meta:row-count="14" meta:non-whitespace-character-count="1789"/>
  </office:meta>
</office:document-meta>
</file>